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2.49mm"/>
    </style:style>
    <style:style style:name="co2" style:family="table-column">
      <style:table-column-properties fo:break-before="auto" style:column-width="78.62mm"/>
    </style:style>
    <style:style style:name="co3" style:family="table-column">
      <style:table-column-properties fo:break-before="auto" style:column-width="20.66mm"/>
    </style:style>
    <style:style style:name="co4" style:family="table-column">
      <style:table-column-properties fo:break-before="auto" style:column-width="38.98mm"/>
    </style:style>
    <style:style style:name="co5" style:family="table-column">
      <style:table-column-properties fo:break-before="auto" style:column-width="20.9mm"/>
    </style:style>
    <style:style style:name="co6" style:family="table-column">
      <style:table-column-properties fo:break-before="auto" style:column-width="54.66mm"/>
    </style:style>
    <style:style style:name="co7" style:family="table-column">
      <style:table-column-properties fo:break-before="auto" style:column-width="42.9mm"/>
    </style:style>
    <style:style style:name="co8" style:family="table-column">
      <style:table-column-properties fo:break-before="auto" style:column-width="103.66mm"/>
    </style:style>
    <style:style style:name="co9" style:family="table-column">
      <style:table-column-properties fo:break-before="auto" style:column-width="40.94mm"/>
    </style:style>
    <style:style style:name="co10" style:family="table-column">
      <style:table-column-properties fo:break-before="auto" style:column-width="35.07mm"/>
    </style:style>
    <style:style style:name="co11" style:family="table-column">
      <style:table-column-properties fo:break-before="auto" style:column-width="43.99mm"/>
    </style:style>
    <style:style style:name="co12" style:family="table-column">
      <style:table-column-properties fo:break-before="auto" style:column-width="22.44mm"/>
    </style:style>
    <style:style style:name="co13" style:family="table-column">
      <style:table-column-properties fo:break-before="auto" style:column-width="71.44mm"/>
    </style:style>
    <style:style style:name="co14" style:family="table-column">
      <style:table-column-properties fo:break-before="auto" style:column-width="50.31mm"/>
    </style:style>
    <style:style style:name="co15" style:family="table-column">
      <style:table-column-properties fo:break-before="auto" style:column-width="48.77mm"/>
    </style:style>
    <style:style style:name="ro1" style:family="table-row">
      <style:table-row-properties style:row-height="5.08mm" fo:break-before="auto" style:use-optimal-row-height="true"/>
    </style:style>
    <style:style style:name="ro2" style:family="table-row">
      <style:table-row-properties style:row-height="10.16mm" fo:break-before="auto" style:use-optimal-row-height="true"/>
    </style:style>
    <style:style style:name="ro3" style:family="table-row">
      <style:table-row-properties style:row-height="9.26mm" fo:break-before="auto" style:use-optimal-row-height="false"/>
    </style:style>
    <style:style style:name="ro4" style:family="table-row">
      <style:table-row-properties style:row-height="15.24m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PageStyle_5f_02_5f_Marche">
      <style:table-properties table:display="true" style:writing-mode="lr-tb"/>
    </style:style>
    <style:style style:name="ta3" style:family="table" style:master-page-name="PageStyle_5f_03_5f_Desordre">
      <style:table-properties table:display="true" style:writing-mode="lr-tb"/>
    </style:style>
    <style:style style:name="ta4" style:family="table" style:master-page-name="PageStyle_5f_04_5f_Observation">
      <style:table-properties table:display="true" style:writing-mode="lr-tb"/>
    </style:style>
    <style:style style:name="ta5" style:family="table" style:master-page-name="PageStyle_5f_02_5f_Intervenan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" style:family="table-cell" style:parent-style-name="Normal_20_2_20_2">
      <style:table-cell-properties style:rotation-align="none"/>
    </style:style>
    <style:style style:name="ce4" style:family="table-cell" style:parent-style-name="Normal_20_2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Normal_20_2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6" style:family="table-cell" style:parent-style-name="Normal_20_2_20_2" style:data-style-name="N1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00_Basedonnees</text:p>
          </table:table-cell>
          <table:table-cell table:style-name="ce1" office:value-type="string" calcext:value-type="string">
            <text:p><text:a xlink:href="#'00_Basedonnees'.A1" xlink:type="simple">00_Basedonnee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_Revision</text:p>
          </table:table-cell>
          <table:table-cell table:style-name="ce1" office:value-type="string" calcext:value-type="string">
            <text:p><text:a xlink:href="#'00_Revision'.A1" xlink:type="simple">00_Revi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Objet</text:p>
          </table:table-cell>
          <table:table-cell table:style-name="ce1" office:value-type="string" calcext:value-type="string">
            <text:p><text:a xlink:href="#'01_Objet'.A1" xlink:type="simple">01_Ob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Descriptionsystem</text:p>
          </table:table-cell>
          <table:table-cell table:style-name="ce1" office:value-type="string" calcext:value-type="string">
            <text:p><text:a xlink:href="#'02_Descriptionsystem'.A1" xlink:type="simple">02_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Evenement</text:p>
          </table:table-cell>
          <table:table-cell table:style-name="ce1" office:value-type="string" calcext:value-type="string">
            <text:p><text:a xlink:href="#'02_Evenement'.A1" xlink:type="simple">02_Eve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Marche</text:p>
          </table:table-cell>
          <table:table-cell table:style-name="ce1" office:value-type="string" calcext:value-type="string">
            <text:p><text:a xlink:href="#'02_Marche'.A1" xlink:type="simple">02_March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Zonegeo</text:p>
          </table:table-cell>
          <table:table-cell table:style-name="ce1" office:value-type="string" calcext:value-type="string">
            <text:p><text:a xlink:href="#'02_Zonegeo'.A1" xlink:type="simple">02_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Desordre</text:p>
          </table:table-cell>
          <table:table-cell table:style-name="ce1" office:value-type="string" calcext:value-type="string">
            <text:p><text:a xlink:href="#'03_Desordre'.A1" xlink:type="simple">03_Desord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Interventiontiers</text:p>
          </table:table-cell>
          <table:table-cell table:style-name="ce1" office:value-type="string" calcext:value-type="string">
            <text:p><text:a xlink:href="#'03_Interventiontiers'.A1" xlink:type="simple">03_Intervention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Ressource</text:p>
          </table:table-cell>
          <table:table-cell table:style-name="ce1" office:value-type="string" calcext:value-type="string">
            <text:p><text:a xlink:href="#'03_Ressource'.A1" xlink:type="simple">03_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Infralineaire</text:p>
          </table:table-cell>
          <table:table-cell table:style-name="ce1" office:value-type="string" calcext:value-type="string">
            <text:p><text:a xlink:href="#'04_Infralineaire'.A1" xlink:type="simple">04_Infralineai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nvironnement</text:p>
          </table:table-cell>
          <table:table-cell table:style-name="ce1" office:value-type="string" calcext:value-type="string">
            <text:p><text:a xlink:href="#'04_Environnement'.A1" xlink:type="simple">04_Environ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quipement</text:p>
          </table:table-cell>
          <table:table-cell table:style-name="ce1" office:value-type="string" calcext:value-type="string">
            <text:p><text:a xlink:href="#'04_Equipement'.A1" xlink:type="simple">04_Equip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tudestrategie</text:p>
          </table:table-cell>
          <table:table-cell table:style-name="ce1" office:value-type="string" calcext:value-type="string">
            <text:p><text:a xlink:href="#'04_Etudestrategie'.A1" xlink:type="simple">04_Etudestrateg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Noeud</text:p>
          </table:table-cell>
          <table:table-cell table:style-name="ce1" office:value-type="string" calcext:value-type="string">
            <text:p><text:a xlink:href="#'04_Noeud'.A1" xlink:type="simple">04_Noeu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Observation</text:p>
          </table:table-cell>
          <table:table-cell table:style-name="ce1" office:value-type="string" calcext:value-type="string">
            <text:p><text:a xlink:href="#'04_Observation'.A1" xlink:type="simple">04_Observat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Profil</text:p>
          </table:table-cell>
          <table:table-cell table:style-name="ce1" office:value-type="string" calcext:value-type="string">
            <text:p><text:a xlink:href="#'04_Profil'.A1" xlink:type="simple">04_Profil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Graphique</text:p>
          </table:table-cell>
          <table:table-cell table:style-name="ce1" office:value-type="string" calcext:value-type="string">
            <text:p><text:a xlink:href="#'05_Graphique'.A1" xlink:type="simple">05_Graphiqu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Modele</text:p>
          </table:table-cell>
          <table:table-cell table:style-name="ce1" office:value-type="string" calcext:value-type="string">
            <text:p><text:a xlink:href="#'05_Modele'.A1" xlink:type="simple">05_Model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Photo</text:p>
          </table:table-cell>
          <table:table-cell table:style-name="ce1" office:value-type="string" calcext:value-type="string">
            <text:p><text:a xlink:href="#'05_Photo'.A1" xlink:type="simple">05_Phot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pport</text:p>
          </table:table-cell>
          <table:table-cell table:style-name="ce1" office:value-type="string" calcext:value-type="string">
            <text:p><text:a xlink:href="#'05_Rapport'.A1" xlink:type="simple">05_Rappor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sters</text:p>
          </table:table-cell>
          <table:table-cell table:style-name="ce1" office:value-type="string" calcext:value-type="string">
            <text:p><text:a xlink:href="#'05_Rasters'.A1" xlink:type="simple">05_Rast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opographie</text:p>
          </table:table-cell>
          <table:table-cell table:style-name="ce1" office:value-type="string" calcext:value-type="string">
            <text:p><text:a xlink:href="#'05_Topographie'.A1" xlink:type="simple">05_Topograph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ravaux</text:p>
          </table:table-cell>
          <table:table-cell table:style-name="ce1" office:value-type="string" calcext:value-type="string">
            <text:p><text:a xlink:href="#'05_Travaux'.A1" xlink:type="simple">05_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Graphiquedata</text:p>
          </table:table-cell>
          <table:table-cell table:style-name="ce1" office:value-type="string" calcext:value-type="string">
            <text:p><text:a xlink:href="#'06_Graphiquedata'.A1" xlink:type="simple">06_Graphiquedat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Pointtopo</text:p>
          </table:table-cell>
          <table:table-cell table:style-name="ce1" office:value-type="string" calcext:value-type="string">
            <text:p><text:a xlink:href="#'06_Pointtopo'.A1" xlink:type="simple">06_Pointtop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etudetravaux</text:p>
          </table:table-cell>
          <table:table-cell table:style-name="ce1" office:value-type="string" calcext:value-type="string">
            <text:p><text:a xlink:href="#'06_Tcetudetravaux'.A1" xlink:type="simple">06_Tcetude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intervenant</text:p>
          </table:table-cell>
          <table:table-cell table:style-name="ce1" office:value-type="string" calcext:value-type="string">
            <text:p><text:a xlink:href="#'06_Tcobjetintervenant'.A1" xlink:type="simple">06_Tcobjetintervena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ressource</text:p>
          </table:table-cell>
          <table:table-cell table:style-name="ce1" office:value-type="string" calcext:value-type="string">
            <text:p><text:a xlink:href="#'06_Tcobjetressource'.A1" xlink:type="simple">06_Tcobjet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zonegeo</text:p>
          </table:table-cell>
          <table:table-cell table:style-name="ce1" office:value-type="string" calcext:value-type="string">
            <text:p><text:a xlink:href="#'06_Tcobjetzonegeo'.A1" xlink:type="simple">06_Tcobjet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travauxdescriptionsystem</text:p>
          </table:table-cell>
          <table:table-cell table:style-name="ce1" office:value-type="string" calcext:value-type="string">
            <text:p><text:a xlink:href="#'06_Tctravauxdescriptionsystem'.A1" xlink:type="simple">06_Tctravaux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</text:p>
          </table:table-cell>
          <table:table-cell table:style-name="ce1" office:value-type="string" calcext:value-type="string">
            <text:p><text:a xlink:href="#'10_auth_group'.A1" xlink:type="simple">10_auth_group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_permissions</text:p>
          </table:table-cell>
          <table:table-cell table:style-name="ce1" office:value-type="string" calcext:value-type="string">
            <text:p><text:a xlink:href="#'10_auth_group_permissions'.A1" xlink:type="simple">10_auth_group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permission</text:p>
          </table:table-cell>
          <table:table-cell table:style-name="ce1" office:value-type="string" calcext:value-type="string">
            <text:p><text:a xlink:href="#'10_auth_permission'.A1" xlink:type="simple">10_auth_permi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</text:p>
          </table:table-cell>
          <table:table-cell table:style-name="ce1" office:value-type="string" calcext:value-type="string">
            <text:p><text:a xlink:href="#'10_auth_user'.A1" xlink:type="simple">10_auth_us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groups</text:p>
          </table:table-cell>
          <table:table-cell table:style-name="ce1" office:value-type="string" calcext:value-type="string">
            <text:p><text:a xlink:href="#'10_auth_user_groups'.A1" xlink:type="simple">10_auth_user_group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user_permissions</text:p>
          </table:table-cell>
          <table:table-cell table:style-name="ce1" office:value-type="string" calcext:value-type="string">
            <text:p><text:a xlink:href="#'10_auth_user_user_permissions'.A1" xlink:type="simple">10_auth_user_user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bdd</text:p>
          </table:table-cell>
          <table:table-cell table:style-name="ce1" office:value-type="string" calcext:value-type="string">
            <text:p><text:a xlink:href="#'10_bdd'.A1" xlink:type="simple">10_bd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carto_layer</text:p>
          </table:table-cell>
          <table:table-cell table:style-name="ce1" office:value-type="string" calcext:value-type="string">
            <text:p><text:a xlink:href="#'10_carto_layer'.A1" xlink:type="simple">10_carto_lay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admin_log</text:p>
          </table:table-cell>
          <table:table-cell table:style-name="ce1" office:value-type="string" calcext:value-type="string">
            <text:p><text:a xlink:href="#'10_django_admin_log'.A1" xlink:type="simple">10_django_admin_log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content_type</text:p>
          </table:table-cell>
          <table:table-cell table:style-name="ce1" office:value-type="string" calcext:value-type="string">
            <text:p><text:a xlink:href="#'10_django_content_type'.A1" xlink:type="simple">10_django_content_typ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migrations</text:p>
          </table:table-cell>
          <table:table-cell table:style-name="ce1" office:value-type="string" calcext:value-type="string">
            <text:p><text:a xlink:href="#'10_django_migrations'.A1" xlink:type="simple">10_django_migrat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session</text:p>
          </table:table-cell>
          <table:table-cell table:style-name="ce1" office:value-type="string" calcext:value-type="string">
            <text:p><text:a xlink:href="#'10_django_session'.A1" xlink:type="simple">10_django_se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messagetiers</text:p>
          </table:table-cell>
          <table:table-cell table:style-name="ce1" office:value-type="string" calcext:value-type="string">
            <text:p><text:a xlink:href="#'10_messagetiers'.A1" xlink:type="simple">10_message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projet</text:p>
          </table:table-cell>
          <table:table-cell table:style-name="ce1" office:value-type="string" calcext:value-type="string">
            <text:p><text:a xlink:href="#'10_projet'.A1" xlink:type="simple">10_pro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siartelia</text:p>
          </table:table-cell>
          <table:table-cell table:style-name="ce1" office:value-type="string" calcext:value-type="string">
            <text:p><text:a xlink:href="#'10_siartelia'.A1" xlink:type="simple">10_siarteli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_utilisateur</text:p>
          </table:table-cell>
          <table:table-cell table:style-name="ce1" office:value-type="string" calcext:value-type="string">
            <text:p><text:a xlink:href="#'11_utilisateur'.A1" xlink:type="simple">11_utilisateur'!A1</text:a>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Marche" table:style-name="ta2">
        <table:table-column table:style-name="co4" table:number-columns-repeated="8" table:default-cell-style-name="Default"/>
        <table:table-column table:style-name="co5" table:number-columns-repeated="1016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2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2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march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2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marche</text:p>
          </table:table-cell>
          <table:table-cell office:value-type="string" calcext:value-type="string">
            <text:p>INT</text:p>
          </table:table-cell>
          <table:table-cell/>
          <table:table-cell table:style-name="ce2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2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emarche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*******</text:p>
          </table:table-cell>
          <table:table-cell table:number-columns-repeated="1023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Desordre" table:style-name="ta3">
        <office:forms form:automatic-focus="false" form:apply-design-mode="false"/>
        <table:table-column table:style-name="co6" table:default-cell-style-name="ce3"/>
        <table:table-column table:style-name="co7" table:number-columns-repeated="2" table:default-cell-style-name="ce3"/>
        <table:table-column table:style-name="co8" table:default-cell-style-name="ce3"/>
        <table:table-column table:style-name="co7" table:number-columns-repeated="3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1014" table:default-cell-style-name="ce3"/>
        <table:table-row table:style-name="ro3">
          <table:table-cell office:value-type="string" calcext:value-type="string">
            <text:p>#QGIS</text:p>
          </table:table-cell>
          <table:table-cell table:style-name="ce2" office:value-type="string" calcext:value-type="string">
            <text:p>SELECT  Desordre.* , Objet.*, COUNT(nca.pk_observation) as ncacount, COUNT(ncb.pk_observation) as ncbcount , COUNT(ncc.pk_observation) as ncccount  ,COUNT(SousObservation.pk_observation) as ncassfichenonconf</text:p>
            <text:p>FROM Desordre INNER JOIN Objet ON Desordre.lpk_objet = Objet.pk_objet </text:p>
            <text:p>LEFT JOIN Observation as nca ON nca.lid_desordre = Desordre.id_desordre AND nca.typeobservation = 'NCA' </text:p>
            <text:p>LEFT JOIN Observation as ncb ON ncb.lid_desordre = Desordre.id_desordre AND ncb.typeobservation = 'NCB'  </text:p>
            <text:p>LEFT JOIN Observation as ncc ON ncc.lid_desordre = Desordre.id_desordre AND ncc.typeobservation = 'NCC' </text:p>
            <text:p>LEFT JOIN Observation as ncd ON ncd.lid_desordre = Desordre.id_desordre AND ncd.typeobservation = 'NCD'  </text:p>
            <text:p>LEFT JOIN Observation as nce ON nce.lid_desordre = Desordre.id_desordre AND nce.typeobservation = 'NCE' </text:p>
            <text:p>LEFT JOIN Observation as SousObservation ON SousObservation.lid_observation = nca.id_observation </text:p>
            <text:p>AND (SousObservation.item_type_1 = 0 OR SousObservation.item_type_2 = 0 OR SousObservation.item_type_3 = 0 OR SousObservation.item_type_4 = 0 OR SousObservation.item_type_5 = 0 OR SousObservation.item_type_6 = 0 OR SousObservation.item_type_7 = 0 OR SousObservation.item_type_8 = 0 OR SousObservation.item_type_9 = 0 OR SousObservation.item_type_10 = 0 OR SousObservation.item_type_11 = 0 OR SousObservation.item_type_12 = 0 OR SousObservation.item_type_13 = 0 OR SousObservation.item_type_14 = 0 OR SousObservation.item_type_15 = 0 OR SousObservation.item_type_16 = 0 OR SousObservation.item_type_17 = 0 OR SousObservation.item_type_18 = 0 OR SousObservation.item_type_19 = 0 OR SousObservation.item_type_20 = 0 OR SousObservation.item_type_21 = 0 OR SousObservation.item_type_22 = 0 OR SousObservation.item_type_23 = 0 OR SousObservation.item_type_24 = 0 OR SousObservation.item_type_25 = 0 OR SousObservation.item_type_26 = 0 OR SousObservation.item_type_27 = 0 OR SousObservation.item_type_28 = 0 OR SousObservation.item_type_29 = 0 OR SousObservation.item_type_30 = 0 OR SousObservation.item_type_31 = 0 OR SousObservation.item_type_32 = 0 OR SousObservation.item_type_33 = 0 OR SousObservation.item_type_34 = 0 OR SousObservation.item_type_35 = 0 OR SousObservation.item_type_36 = 0 OR SousObservation.item_type_37 = 0 OR SousObservation.item_type_38 = 0 OR SousObservation.item_type_39 = 0 OR SousObservation.item_type_40 = 0)</text:p>
            <text:p>GROUP BY Desordre.pk_desordre ,Objet.pk_objet</text:p>
          </table:table-cell>
          <table:table-cell/>
          <table:table-cell table:style-name="ce2"/>
          <table:table-cell table:number-columns-repeated="1020"/>
        </table:table-row>
        <table:table-row table:style-name="ro1">
          <table:table-cell office:value-type="string" calcext:value-type="string">
            <text:p># SELECT <text:s/>Desordre.* , Objet.*, COUNT(nca.pk_observation) as ncacount, COUNT(ncb.pk_observation) as ncbcount , COUNT(ncc.pk_observation) as ncccount <text:s/>FROM Desordre INNER JOIN Objet ON Desordre.lpk_objet = Objet.pk_objet LEFT JOIN Observation as nca ON nca.lid_desordre = Desordre.id_desordre AND nca.typeobservation = 'NCA' LEFT JOIN Observation as ncb ON ncb.lid_desordre = Desordre.id_desordre AND ncb.typeobservation = 'NCB' <text:s/>LEFT JOIN Observation as ncc ON ncc.lid_desordre = Desordre.id_desordre AND ncc.typeobservation = 'NCC' LEFT JOIN Observation as ncd ON ncd.lid_desordre = Desordre.id_desordre AND ncd.typeobservation = 'NCD' <text:s/>LEFT JOIN Observation as nce ON nce.lid_desordre = Desordre.id_desordre AND nce.typeobservation = 'NCE' GROUP BY Desordre.pk_desordre, <text:s/>Objet.pk_objet</text:p>
          </table:table-cell>
          <table:table-cell table:number-columns-repeated="2"/>
          <table:table-cell table:style-name="ce2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2"/>
          <table:table-cell/>
          <table:table-cell office:value-type="string" calcext:value-type="string">
            <text:p>Lamia</text:p>
          </table:table-cell>
          <table:table-cell table:number-columns-repeated="2"/>
          <table:table-cell office:value-type="string" calcext:value-type="string">
            <text:p>Orang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2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k_desordr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2" office:value-type="string" calcext:value-type="string">
            <text:p>clé primai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_desordre</text:p>
          </table:table-cell>
          <table:table-cell office:value-type="string" calcext:value-type="string">
            <text:p>INT</text:p>
          </table:table-cell>
          <table:table-cell/>
          <table:table-cell table:style-name="ce2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2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office:value-type="string" calcext:value-type="string">
            <text:p>groupedesordre</text:p>
          </table:table-cell>
          <table:table-cell office:value-type="string" calcext:value-type="string">
            <text:p>VARCHAR(255)</text:p>
          </table:table-cell>
          <table:table-cell/>
          <table:table-cell table:style-name="ce5" office:value-type="string" calcext:value-type="string">
            <text:p>groupe desordre est utilise <text:s/>pour distinguer les desordres selon le type d equipement choisi - influe sur le stackedwidget de pyqt pour les observations</text:p>
          </table:table-cell>
          <table:table-cell/>
          <table:table-cell office:value-type="string" calcext:value-type="string">
            <text:p>Non-conformité</text:p>
          </table:table-cell>
          <table:table-cell office:value-type="string" calcext:value-type="string">
            <text:p>NCO</text:p>
          </table:table-cell>
          <table:table-cell/>
          <table:table-cell table:style-name="ce4" office:value-type="string" calcext:value-type="string">
            <text:p>Contrôle</text:p>
          </table:table-cell>
          <table:table-cell table:style-name="ce4" office:value-type="string" calcext:value-type="string">
            <text:p>CON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4" office:value-type="string" calcext:value-type="string">
            <text:p>Procès-verbal</text:p>
          </table:table-cell>
          <table:table-cell office:value-type="string" calcext:value-type="string">
            <text:p>PV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mpact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orit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sque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le descriptionsystem du désodr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#**************** TRAM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detecteur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ce4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4" office:value-type="string" calcext:value-type="string">
            <text:p>Entreprise</text:p>
          </table:table-cell>
          <table:table-cell table:style-name="ce4" office:value-type="string" calcext:value-type="string">
            <text:p>ATP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4" office:value-type="string" calcext:value-type="string">
            <text:p>Maître d'œuvre</text:p>
          </table:table-cell>
          <table:table-cell table:style-name="ce4" office:value-type="string" calcext:value-type="string">
            <text:p>MO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4" office:value-type="string" calcext:value-type="string">
            <text:p>Autre</text:p>
          </table:table-cell>
          <table:table-cell table:style-name="ce4" office:value-type="string" calcext:value-type="string">
            <text:p>AUT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detecteur_com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lid_march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#**************** ORANG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ommun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ru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datedebuttravaux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datefincontractuelle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za_sro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number-columns-repeated="2" office:value-type="string" calcext:value-type="string">
            <text:p>N070GAY_S01A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4"/>
          <table:table-cell table:number-columns-repeated="2" office:value-type="string" calcext:value-type="string">
            <text:p>N070GAY_S01B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4"/>
          <table:table-cell table:number-columns-repeated="2" office:value-type="string" calcext:value-type="string">
            <text:p>N070GAY_S01C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4"/>
          <table:table-cell table:number-columns-repeated="2" office:value-type="string" calcext:value-type="string">
            <text:p>N070GAY_S01D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4"/>
          <table:table-cell table:number-columns-repeated="2" office:value-type="string" calcext:value-type="string">
            <text:p>N070GAY_S01E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GAY_S01F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GAY_S01G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GAY_S01H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RIO_S02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RIO_S02B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RIO_S02C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RIO_S02D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RIO_S02E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RIO_S02F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RIO_S02G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RIO_S02I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RIO_S02J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GAY_S03I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GAY_S03J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GAY_S03K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GAY_S03L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GAY_S03M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GAY_S03N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LUR_S04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LUR_S04B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LUR_S04C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LUR_S04D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LUR_S04E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LUR_S04F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LUR_S04G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ETZ_S05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ETZ_S05B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ETZ_S05C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ETZ_S05D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VSX_S05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VSX_S05B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VSX_S05C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VSX_S05E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GAY_S06O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GAY_S06P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GAY_S06Q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GAY_S06R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GAY_S06S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GAY_S061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MNY_S07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MNY_S07B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MNY_S07C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MNY_S07D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MNY_S07E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MNY_S07F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MNY_S07G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PSM_S07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PSM_S07B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PSM_S07D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LUR_S08H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LUR_S08I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LUR_S08J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LUR_S08K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LUR_S08L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LUR_S08M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LUR_S08W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LYO_S08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LYO_S30B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PSS_S09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PSS_S09B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PSS_S09C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PSS_S09D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PSS_S09E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PSS_S09F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PSS_S09G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PSS_S09I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SCE_S09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SCE_S09B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SCE_S09C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SCE_S25D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SLP_S10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SLP_S10B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SLP_S10C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SLP_S10D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SLP_S10E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SLP_S10F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SLP_S10G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SLP_S10H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SLP_S10I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LUX_S11H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LUX_S11I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LUX_S11J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LUX_S11K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LUX_S11L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LUX_S11M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LUX_S11N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LUX_S12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LUX_S12B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LUX_S12C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LUX_S12D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LUX_S12E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LUX_S12F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LUX_S12G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HCT_S13O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HCT_S13P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HCT_S13Q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HCT_S13R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HCT_S13S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HCT_S13T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HCT_S13U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HCT_S14I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HCT_S14J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HCT_S14K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HCT_S14L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HCT_S14M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HCT_S14N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HCT_S15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HCT_S15B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HCT_S15C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HCT_S15D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HCT_S15E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HCT_S15F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HCT_S15G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070HCT_S15H</text:p>
          </table:table-cell>
          <table:table-cell table:number-columns-repeated="1017"/>
        </table:table-row>
        <table:table-row table:style-name="ro1" table:number-rows-repeated="10484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Observation" table:style-name="ta4">
        <table:table-column table:style-name="co13" table:default-cell-style-name="ce3"/>
        <table:table-column table:style-name="co14" table:number-columns-repeated="7" table:default-cell-style-name="ce3"/>
        <table:table-column table:style-name="co12" table:number-columns-repeated="1016" table:default-cell-style-name="ce3"/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2"/>
          <table:table-cell office:value-type="string" calcext:value-type="string">
            <text:p>Orang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k_observation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2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observation</text:p>
          </table:table-cell>
          <table:table-cell office:value-type="string" calcext:value-type="string">
            <text:p>INT</text:p>
          </table:table-cell>
          <table:table-cell/>
          <table:table-cell table:style-name="ce2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2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datetimeobservation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vit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 <text:s text:c="9"/>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0 : faible urgence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1 : pas de grande urgence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2 : urgence moyen terme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3 : urgent 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volutio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ypesuit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Aucune</text:p>
          </table:table-cell>
          <table:table-cell office:value-type="string" calcext:value-type="string">
            <text:p><text:s text:c="9"/>AUC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urveillance</text:p>
          </table:table-cell>
          <table:table-cell office:value-type="string" calcext:value-type="string">
            <text:p><text:s text:c="3"/>SU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Entretien</text:p>
          </table:table-cell>
          <table:table-cell office:value-type="string" calcext:value-type="string">
            <text:p><text:s text:c="6"/>EN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Etudes</text:p>
          </table:table-cell>
          <table:table-cell office:value-type="string" calcext:value-type="string">
            <text:p><text:s text:c="9"/>ETU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ravaux</text:p>
          </table:table-cell>
          <table:table-cell office:value-type="string" calcext:value-type="string">
            <text:p><text:s text:c="8"/>TVX <text:s text:c="3"/>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4" office:value-type="string" calcext:value-type="string">
            <text:p>Travaux déjà réalisés</text:p>
          </table:table-cell>
          <table:table-cell table:style-name="ce4" office:value-type="string" calcext:value-type="string">
            <text:p>T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cisionsuit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entairesuit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march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desordr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lid_observation</text:p>
          </table:table-cell>
          <table:table-cell table:style-name="ce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****************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typeobservation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NC - Description</text:p>
          </table:table-cell>
          <table:table-cell office:value-type="string" calcext:value-type="string">
            <text:p>NC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C - proposition</text:p>
          </table:table-cell>
          <table:table-cell office:value-type="string" calcext:value-type="string">
            <text:p>NCB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C - Avis</text:p>
          </table:table-cell>
          <table:table-cell office:value-type="string" calcext:value-type="string">
            <text:p>NCC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4" office:value-type="string" calcext:value-type="string">
            <text:p>ND - Vérification</text:p>
          </table:table-cell>
          <table:table-cell table:style-name="ce4" office:value-type="string" calcext:value-type="string">
            <text:p>NCD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4" office:value-type="string" calcext:value-type="string">
            <text:p>NCE - Levée de non-conformité</text:p>
          </table:table-cell>
          <table:table-cell table:style-name="ce4" office:value-type="string" calcext:value-type="string">
            <text:p>NCE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4" office:value-type="string" calcext:value-type="string">
            <text:p>PV mise à disposition</text:p>
          </table:table-cell>
          <table:table-cell table:style-name="ce4" office:value-type="string" calcext:value-type="string">
            <text:p>PV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#**************** NCA *************************************</text:p>
          </table:table-cell>
          <table:table-cell table:number-columns-repeated="4"/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# ****** TRAM</text:p>
          </table:table-cell>
          <table:table-cell table:number-columns-repeated="4"/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ncadescriptio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ncathqualit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ncathouvrag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ncathsecurit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ncathsystem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ncathenvironnemen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ncathreglementair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ncathperennit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ncathcommentair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ncathcategori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ce4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4"/>
          <table:table-cell table:style-name="ce4" office:value-type="string" calcext:value-type="string">
            <text:p>Mineure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4"/>
          <table:table-cell table:style-name="ce4" office:value-type="string" calcext:value-type="string">
            <text:p>Majeure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4"/>
          <table:table-cell table:style-name="ce4" office:value-type="string" calcext:value-type="string">
            <text:p>Critique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ncaprocessus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1">
          <table:table-cell table:style-name="ce4" office:value-type="string" calcext:value-type="string">
            <text:p>ncacaus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1">
          <table:table-cell table:style-name="ce4" office:value-type="string" calcext:value-type="string">
            <text:p># ****** ORANGE</text:p>
          </table:table-cell>
          <table:table-cell table:number-columns-repeated="4"/>
          <table:table-cell table:style-name="ce4"/>
          <table:table-cell table:number-columns-repeated="1018"/>
        </table:table-row>
        <table:table-row table:style-name="ro1">
          <table:table-cell table:style-name="ce4" office:value-type="string" calcext:value-type="string">
            <text:p>#diver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nca_meteo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nca_mandataire</text:p>
          </table:table-cell>
          <table:table-cell office:value-type="string" calcext:value-type="string">
            <text:p>VARCHAR(255)</text:p>
          </table:table-cell>
          <table:table-cell table:number-columns-repeated="6"/>
          <table:table-cell table:style-name="ce4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4"/>
          <table:table-cell table:number-columns-repeated="7"/>
          <table:table-cell table:number-columns-repeated="2" table:style-name="ce4" office:value-type="string" calcext:value-type="string">
            <text:p>CIRCET</text:p>
          </table:table-cell>
          <table:table-cell table:number-columns-repeated="1014"/>
        </table:table-row>
        <table:table-row table:style-name="ro1">
          <table:table-cell table:style-name="ce4"/>
          <table:table-cell table:number-columns-repeated="7"/>
          <table:table-cell table:number-columns-repeated="2" table:style-name="ce4" office:value-type="string" calcext:value-type="string">
            <text:p>INEO</text:p>
          </table:table-cell>
          <table:table-cell table:number-columns-repeated="1014"/>
        </table:table-row>
        <table:table-row table:style-name="ro1">
          <table:table-cell table:style-name="ce4"/>
          <table:table-cell table:number-columns-repeated="7"/>
          <table:table-cell table:number-columns-repeated="2" table:style-name="ce4" office:value-type="string" calcext:value-type="string">
            <text:p>SOGETREL</text:p>
          </table:table-cell>
          <table:table-cell table:number-columns-repeated="1014"/>
        </table:table-row>
        <table:table-row table:style-name="ro1">
          <table:table-cell table:style-name="ce4"/>
          <table:table-cell table:number-columns-repeated="7"/>
          <table:table-cell table:number-columns-repeated="2" table:style-name="ce4" office:value-type="string" calcext:value-type="string">
            <text:p>AXIANS</text:p>
          </table:table-cell>
          <table:table-cell table:number-columns-repeated="1014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 office:value-type="string" calcext:value-type="string">
            <text:p>nca_etp_presente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#****** calendrier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nca_planning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ce4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4"/>
          <table:table-cell table:style-name="ce4"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4"/>
          <table:table-cell table:style-name="ce4"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nca_planning_com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 office:value-type="string" calcext:value-type="string">
            <text:p>#******* effectif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nca_effectif_entrepris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nca_effectif_sstraitan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nca_conducteurdetravaux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 office:value-type="string" calcext:value-type="string">
            <text:p>#*****ENGIN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nca_engins_pell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nca_engins_chargeus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nca_engins_compresseur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nca_engins_trancheus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nca_engins_camionsma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nca_engins_camiondeb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nca_engins_camionasp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nca_engins_camionrep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nca_engins_camionmal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nca_engins_container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nca_engins_compacteur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nca_engins_finisseur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nca_engins_minipell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nca_engins_nacell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nca_engins_autres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#***** SECURIT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nca_sec_personnel</text:p>
          </table:table-cell>
          <table:table-cell table:style-name="ce4" office:value-type="string" calcext:value-type="string">
            <text:p>INT</text:p>
          </table:table-cell>
          <table:table-cell table:number-columns-repeated="3"/>
          <table:table-cell table:style-name="ce4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style-name="ce4" table:number-columns-repeated="2"/>
          <table:table-cell table:number-columns-repeated="3"/>
          <table:table-cell table:style-name="ce4"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number-columns-repeated="3"/>
          <table:table-cell table:style-name="ce4"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nca_sec_protection</text:p>
          </table:table-cell>
          <table:table-cell table:style-name="ce4" office:value-type="string" calcext:value-type="string">
            <text:p>INT</text:p>
          </table:table-cell>
          <table:table-cell table:number-columns-repeated="3"/>
          <table:table-cell table:style-name="ce4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4"/>
          <table:table-cell table:style-name="ce4"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4"/>
          <table:table-cell table:style-name="ce4"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nca_sec_afficharrete</text:p>
          </table:table-cell>
          <table:table-cell table:style-name="ce4" office:value-type="string" calcext:value-type="string">
            <text:p>INT</text:p>
          </table:table-cell>
          <table:table-cell table:number-columns-repeated="3"/>
          <table:table-cell table:style-name="ce4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4"/>
          <table:table-cell table:style-name="ce4"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4"/>
          <table:table-cell table:style-name="ce4"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nca_sec_panneauxchant</text:p>
          </table:table-cell>
          <table:table-cell table:style-name="ce4" office:value-type="string" calcext:value-type="string">
            <text:p>INT</text:p>
          </table:table-cell>
          <table:table-cell table:number-columns-repeated="3"/>
          <table:table-cell table:style-name="ce4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4"/>
          <table:table-cell table:style-name="ce4"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4"/>
          <table:table-cell table:style-name="ce4"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nca_sec_circul</text:p>
          </table:table-cell>
          <table:table-cell table:style-name="ce4" office:value-type="string" calcext:value-type="string">
            <text:p>INT</text:p>
          </table:table-cell>
          <table:table-cell table:number-columns-repeated="3"/>
          <table:table-cell table:style-name="ce4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4"/>
          <table:table-cell table:style-name="ce4"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4"/>
          <table:table-cell table:style-name="ce4"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nca_sec_eclairage</text:p>
          </table:table-cell>
          <table:table-cell table:style-name="ce4" office:value-type="string" calcext:value-type="string">
            <text:p>INT</text:p>
          </table:table-cell>
          <table:table-cell table:number-columns-repeated="3"/>
          <table:table-cell table:style-name="ce4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4"/>
          <table:table-cell table:style-name="ce4"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4"/>
          <table:table-cell table:style-name="ce4"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nca_sec_stockagedechet</text:p>
          </table:table-cell>
          <table:table-cell table:style-name="ce4" office:value-type="string" calcext:value-type="string">
            <text:p>INT</text:p>
          </table:table-cell>
          <table:table-cell table:number-columns-repeated="3"/>
          <table:table-cell table:style-name="ce4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4"/>
          <table:table-cell table:style-name="ce4"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4"/>
          <table:table-cell table:style-name="ce4"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nca_sec_proprete</text:p>
          </table:table-cell>
          <table:table-cell table:style-name="ce4" office:value-type="string" calcext:value-type="string">
            <text:p>INT</text:p>
          </table:table-cell>
          <table:table-cell table:number-columns-repeated="3"/>
          <table:table-cell table:style-name="ce4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4"/>
          <table:table-cell table:style-name="ce4"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4"/>
          <table:table-cell table:style-name="ce4"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nca_sec_protectiontranchee</text:p>
          </table:table-cell>
          <table:table-cell table:style-name="ce4" office:value-type="string" calcext:value-type="string">
            <text:p>INT</text:p>
          </table:table-cell>
          <table:table-cell table:number-columns-repeated="3"/>
          <table:table-cell table:style-name="ce4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4"/>
          <table:table-cell table:style-name="ce4"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4"/>
          <table:table-cell table:style-name="ce4"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nca_sec_blindage</text:p>
          </table:table-cell>
          <table:table-cell table:style-name="ce4" office:value-type="string" calcext:value-type="string">
            <text:p>INT</text:p>
          </table:table-cell>
          <table:table-cell table:number-columns-repeated="3"/>
          <table:table-cell table:style-name="ce4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4"/>
          <table:table-cell table:style-name="ce4"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4"/>
          <table:table-cell table:style-name="ce4"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nca_sec_reunionmarquage</text:p>
          </table:table-cell>
          <table:table-cell table:style-name="ce4" office:value-type="string" calcext:value-type="string">
            <text:p>INT</text:p>
          </table:table-cell>
          <table:table-cell table:number-columns-repeated="3"/>
          <table:table-cell table:style-name="ce4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4"/>
          <table:table-cell table:style-name="ce4"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4"/>
          <table:table-cell table:style-name="ce4"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nca_sec_entretienmarquage</text:p>
          </table:table-cell>
          <table:table-cell table:style-name="ce4" office:value-type="string" calcext:value-type="string">
            <text:p>INT</text:p>
          </table:table-cell>
          <table:table-cell table:number-columns-repeated="3"/>
          <table:table-cell table:style-name="ce4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4"/>
          <table:table-cell table:style-name="ce4"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4"/>
          <table:table-cell table:style-name="ce4"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nca_sec_accesscoupure</text:p>
          </table:table-cell>
          <table:table-cell table:style-name="ce4" office:value-type="string" calcext:value-type="string">
            <text:p>INT</text:p>
          </table:table-cell>
          <table:table-cell table:number-columns-repeated="3"/>
          <table:table-cell table:style-name="ce4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4"/>
          <table:table-cell table:style-name="ce4"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4"/>
          <table:table-cell table:style-name="ce4"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nca_sec_travailhauteur</text:p>
          </table:table-cell>
          <table:table-cell table:style-name="ce4" office:value-type="string" calcext:value-type="string">
            <text:p>INT</text:p>
          </table:table-cell>
          <table:table-cell table:number-columns-repeated="3"/>
          <table:table-cell table:style-name="ce4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4"/>
          <table:table-cell table:style-name="ce4"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4"/>
          <table:table-cell table:style-name="ce4"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nca_sec_plaintes</text:p>
          </table:table-cell>
          <table:table-cell table:style-name="ce4" office:value-type="string" calcext:value-type="string">
            <text:p>INT</text:p>
          </table:table-cell>
          <table:table-cell table:number-columns-repeated="3"/>
          <table:table-cell table:style-name="ce4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4"/>
          <table:table-cell table:style-name="ce4"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4"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nca_sec_plaintes_com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"/>
          <table:table-cell table:number-columns-repeated="4"/>
          <table:table-cell table:style-name="ce4"/>
          <table:table-cell table:number-columns-repeated="1018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 office:value-type="string" calcext:value-type="string">
            <text:p>lid_ressource_1</text:p>
          </table:table-cell>
          <table:table-cell office:value-type="string" calcext:value-type="string">
            <text:p>INT</text:p>
          </table:table-cell>
          <table:table-cell/>
          <table:table-cell table:style-name="ce4" office:value-type="string" calcext:value-type="string">
            <text:p>Signature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lid_intervenant_1</text:p>
          </table:table-cell>
          <table:table-cell office:value-type="string" calcext:value-type="string">
            <text:p>INT</text:p>
          </table:table-cell>
          <table:table-cell/>
          <table:table-cell table:style-name="ce4" office:value-type="string" calcext:value-type="string">
            <text:p>Nom signature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atetimesignature_1</text:p>
          </table:table-cell>
          <table:table-cell office:value-type="string" calcext:value-type="string">
            <text:p>TIMESTAMP</text:p>
          </table:table-cell>
          <table:table-cell/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lid_ressource_2</text:p>
          </table:table-cell>
          <table:table-cell office:value-type="string" calcext:value-type="string">
            <text:p>INT</text:p>
          </table:table-cell>
          <table:table-cell/>
          <table:table-cell table:style-name="ce4" office:value-type="string" calcext:value-type="string">
            <text:p>Signature2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lid_intervenant_2</text:p>
          </table:table-cell>
          <table:table-cell office:value-type="string" calcext:value-type="string">
            <text:p>INT</text:p>
          </table:table-cell>
          <table:table-cell/>
          <table:table-cell table:style-name="ce4" office:value-type="string" calcext:value-type="string">
            <text:p>Nom signature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atetimesignature_2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lid_ressource_3</text:p>
          </table:table-cell>
          <table:table-cell office:value-type="string" calcext:value-type="string">
            <text:p>INT</text:p>
          </table:table-cell>
          <table:table-cell/>
          <table:table-cell table:style-name="ce4" office:value-type="string" calcext:value-type="string">
            <text:p>Signature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lid_intervenant_3</text:p>
          </table:table-cell>
          <table:table-cell office:value-type="string" calcext:value-type="string">
            <text:p>INT</text:p>
          </table:table-cell>
          <table:table-cell/>
          <table:table-cell table:style-name="ce4" office:value-type="string" calcext:value-type="string">
            <text:p>Nom signature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atetimesignature_3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 table:number-rows-repeated="5">
          <table:table-cell table:style-name="ce4"/>
          <table:table-cell table:number-columns-repeated="1023"/>
        </table:table-row>
        <table:table-row table:style-name="ro1">
          <table:table-cell table:style-name="ce4" office:value-type="string" calcext:value-type="string">
            <text:p>#**************** NCB *************************************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ncb_accord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ce4"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4" office:value-type="string" calcext:value-type="string">
            <text:p>Refus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4" office:value-type="string" calcext:value-type="string">
            <text:p>Accord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ncb_datecible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ncb_observatio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lid_intervenant_4</text:p>
          </table:table-cell>
          <table:table-cell office:value-type="string" calcext:value-type="string">
            <text:p>INT</text:p>
          </table:table-cell>
          <table:table-cell/>
          <table:table-cell table:style-name="ce4" office:value-type="string" calcext:value-type="string">
            <text:p>responsabl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ncc_etatverif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ce4"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4" office:value-type="string" calcext:value-type="string">
            <text:p>Non réalisé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4" office:value-type="string" calcext:value-type="string">
            <text:p>Réalisé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ncc_ob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ncc_date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table:style-name="ce4"/>
          <table:table-cell table:number-columns-repeated="2"/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ncd_leveereserve</text:p>
          </table:table-cell>
          <table:table-cell office:value-type="string" calcext:value-type="string">
            <text:p>INT</text:p>
          </table:table-cell>
          <table:table-cell/>
          <table:table-cell table:style-name="ce4"/>
          <table:table-cell/>
          <table:table-cell table:style-name="ce4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2"/>
          <table:table-cell table:style-name="ce4"/>
          <table:table-cell/>
          <table:table-cell table:style-name="ce4"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2"/>
          <table:table-cell table:style-name="ce4"/>
          <table:table-cell/>
          <table:table-cell table:style-name="ce4"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2"/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ncd_leveereservecom</text:p>
          </table:table-cell>
          <table:table-cell office:value-type="string" calcext:value-type="string">
            <text:p>VARCHAR(255)</text:p>
          </table:table-cell>
          <table:table-cell/>
          <table:table-cell table:style-name="ce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nce_actioncorr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ce4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4"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4"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nce_actioncorrcom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****************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pva_datetime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pva_commentaire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lid_entpren_march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lid_ressource_entpren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lid_entpren_intervenan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lid_entpren_datetimesignature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lid_entocc_march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lid_ressource_entocc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lid_entocc_intervenan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lid_entocc_datetimesignature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#**************** sousfiche <text:s/>*************************************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ode_sro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item_type_1</text:p>
          </table:table-cell>
          <table:table-cell table:style-name="ce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obs_1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type_2</text:p>
          </table:table-cell>
          <table:table-cell table:style-name="ce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obs_2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type_3</text:p>
          </table:table-cell>
          <table:table-cell table:style-name="ce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obs_3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type_4</text:p>
          </table:table-cell>
          <table:table-cell table:style-name="ce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obs_4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type_5</text:p>
          </table:table-cell>
          <table:table-cell table:style-name="ce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obs_5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type_6</text:p>
          </table:table-cell>
          <table:table-cell table:style-name="ce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obs_6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type_7</text:p>
          </table:table-cell>
          <table:table-cell table:style-name="ce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obs_7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type_8</text:p>
          </table:table-cell>
          <table:table-cell table:style-name="ce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obs_8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type_9</text:p>
          </table:table-cell>
          <table:table-cell table:style-name="ce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obs_9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type_10</text:p>
          </table:table-cell>
          <table:table-cell table:style-name="ce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obs_10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type_11</text:p>
          </table:table-cell>
          <table:table-cell table:style-name="ce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obs_11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type_12</text:p>
          </table:table-cell>
          <table:table-cell table:style-name="ce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obs_12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type_13</text:p>
          </table:table-cell>
          <table:table-cell table:style-name="ce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obs_13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type_14</text:p>
          </table:table-cell>
          <table:table-cell table:style-name="ce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obs_14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type_15</text:p>
          </table:table-cell>
          <table:table-cell table:style-name="ce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obs_15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type_16</text:p>
          </table:table-cell>
          <table:table-cell table:style-name="ce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obs_16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type_17</text:p>
          </table:table-cell>
          <table:table-cell table:style-name="ce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obs_17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type_18</text:p>
          </table:table-cell>
          <table:table-cell table:style-name="ce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obs_18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type_19</text:p>
          </table:table-cell>
          <table:table-cell table:style-name="ce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obs_19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type_20</text:p>
          </table:table-cell>
          <table:table-cell table:style-name="ce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obs_20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type_21</text:p>
          </table:table-cell>
          <table:table-cell table:style-name="ce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obs_21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type_22</text:p>
          </table:table-cell>
          <table:table-cell table:style-name="ce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obs_22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type_23</text:p>
          </table:table-cell>
          <table:table-cell table:style-name="ce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obs_23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type_24</text:p>
          </table:table-cell>
          <table:table-cell table:style-name="ce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obs_24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type_25</text:p>
          </table:table-cell>
          <table:table-cell table:style-name="ce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obs_25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type_26</text:p>
          </table:table-cell>
          <table:table-cell table:style-name="ce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obs_26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type_27</text:p>
          </table:table-cell>
          <table:table-cell table:style-name="ce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obs_27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type_28</text:p>
          </table:table-cell>
          <table:table-cell table:style-name="ce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obs_28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type_29</text:p>
          </table:table-cell>
          <table:table-cell table:style-name="ce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obs_29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type_30</text:p>
          </table:table-cell>
          <table:table-cell table:style-name="ce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obs_30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type_31</text:p>
          </table:table-cell>
          <table:table-cell table:style-name="ce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obs_31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type_32</text:p>
          </table:table-cell>
          <table:table-cell table:style-name="ce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obs_32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type_33</text:p>
          </table:table-cell>
          <table:table-cell table:style-name="ce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obs_33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type_34</text:p>
          </table:table-cell>
          <table:table-cell table:style-name="ce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obs_34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type_35</text:p>
          </table:table-cell>
          <table:table-cell table:style-name="ce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obs_35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type_36</text:p>
          </table:table-cell>
          <table:table-cell table:style-name="ce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obs_36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type_37</text:p>
          </table:table-cell>
          <table:table-cell table:style-name="ce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obs_37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type_38</text:p>
          </table:table-cell>
          <table:table-cell table:style-name="ce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obs_38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type_39</text:p>
          </table:table-cell>
          <table:table-cell table:style-name="ce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obs_39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type_40</text:p>
          </table:table-cell>
          <table:table-cell table:style-name="ce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em_obs_40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2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Intervenant" table:style-name="ta5">
        <table:table-column table:style-name="co15" table:number-columns-repeated="8" table:default-cell-style-name="Default"/>
        <table:table-column table:style-name="co5" table:number-columns-repeated="1016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2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2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intervenant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2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intervenant</text:p>
          </table:table-cell>
          <table:table-cell office:value-type="string" calcext:value-type="string">
            <text:p>INT</text:p>
          </table:table-cell>
          <table:table-cell/>
          <table:table-cell table:style-name="ce2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2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ciet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ress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x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l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2_5f_Marche" style:display-name="PageStyle_02_March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Intervenant" style:display-name="PageStyle_02_Intervena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Observation" style:display-name="PageStyle_04_Observ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3_5f_Desordre" style:display-name="PageStyle_03_Desord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ex" style:display-name="PageStyle_Index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CHERE Patrice</meta:initial-creator>
    <dc:creator>VERCHERE Patrice</dc:creator>
    <meta:editing-cycles>0</meta:editing-cycles>
    <meta:creation-date>2019-04-16T08:05:59</meta:creation-date>
    <dc:date>2020-04-18T10:36:19</dc:date>
    <dc:language>fr-FR</dc:language>
    <meta:editing-duration>P0D</meta:editing-duration>
    <meta:generator>LibreOffice/6.2.8.2$Windows_X86_64 LibreOffice_project/f82ddfca21ebc1e222a662a32b25c0c9d20169ee</meta:generator>
    <meta:document-statistic meta:table-count="5" meta:cell-count="99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